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T1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0">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2">MENE, MENE, TEKEL, UPHARSIN. NUMBER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text:span><text:soft-page-break/><text:span text:style-name="T8">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text:span><text:span text:style-name="T8">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8">not see it as the message of the gods we do. <text:line-break/><text:line-break/>The captain blinked. He was rapidly trying to make sense, to acclimate to this new change in the many </text:span><text:soft-page-break/><text:span text:style-name="T8">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pan text:style-name="T8"><text:line-break/>Struggling again and regaining power he made his horse come aside grandfathers, this time with a little tact and thought.<text:line-break/></text:span><text:span text:style-name="T8"><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text:soft-page-break/>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text:soft-pag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work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soft-pag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SO what would we do with it? <text:line-break/><text:line-break/>“I don't know man- all I can tell you is there is big money in it. You're the business genius. You figure it <text:soft-page-break/>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line-break/>What do you mean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line-break/>So you're sure the rest of the families are doing stuff like this?<text:line-break/><text:line-break/></text:span><text:soft-page-break/><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
      <text:p text:style-name="P5">Dreth laughed. “I already live like this. Not much changing for me. <text:line-break/><text:line-break/><text:soft-pag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 and 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Kim Byeong-Ok Dagnial [INSERT SHIP BUILDERS NAME] <text:line-break/><text:line-break/>You get us a ship out of here?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Outside the reach of the <text:line-break/><text:line-break/></text:p>
      <text:p text:style-name="P4"><text:s/></text:p>
      <text:p text:style-name="P4"/>
      <text:p text:style-name="P4"/>
      <text:p text:style-name="P4"><text:soft-page-break/><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4-04T09:00:23.38</dc:date>
    <dc:creator>Blake Stanger</dc:creator>
    <meta:editing-duration>P12DT15M50S</meta:editing-duration>
    <meta:editing-cycles>214</meta:editing-cycles>
    <meta:generator>OpenOffice/4.1.11$Win32 OpenOffice.org_project/4111m1$Build-9808</meta:generator>
    <meta:document-statistic meta:table-count="0" meta:image-count="1" meta:object-count="0" meta:page-count="99" meta:paragraph-count="972" meta:word-count="43500" meta:character-count="236641"/>
  </office:meta>
</office:document-meta>
</file>